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4"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6" style:family="graphic" style:parent-style-name="standard" style:list-style-name="L2">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7"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28"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30"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31"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7"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3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0"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2">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2"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2" style:family="paragraph">
      <loext:graphic-properties draw:fill="gradient" draw:fill-gradient-name="Gradient_20_1"/>
      <style:paragraph-properties fo:text-align="start" style:font-independent-line-spacing="true"/>
      <style:text-properties fo:font-size="44pt"/>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ortfolio" draw:style-name="dp1" draw:master-page-name="Title_20_Slide" presentation:presentation-page-layout-name="AL1T0">
        <draw:frame presentation:style-name="pr1" draw:text-style-name="P2" draw:layer="layout" svg:width="3.674cm" svg:height="1.026cm" svg:x="0.403cm" svg:y="0.344cm" presentation:class="title" presentation:user-transformed="true">
          <draw:text-box>
            <text:p text:style-name="P1"><text:span text:style-name="T1">1. portfolio</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5" draw:style-name="gr3" draw:text-style-name="P5" draw:layer="layout" svg:width="1.376cm" svg:height="0.733cm" svg:x="28.02cm" svg:y="0.396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7" draw:layer="layout" svg:width="1.492cm" svg:height="0.77cm" svg:x="29.396cm" svg:y="0.344cm">
            <text:p text:style-name="P6"><text:span text:style-name="T3"><text:a xlink:href="../../../skunk/_documentation/skunk.pptx" xlink:type="simple">skun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2. index" draw:style-name="dp1" draw:master-page-name="Title_20_Slide" presentation:presentation-page-layout-name="AL1T0">
        <draw:frame presentation:style-name="pr1" draw:text-style-name="P2" draw:layer="layout" svg:width="2.741cm" svg:height="1.026cm" svg:x="0.403cm" svg:y="0.344cm" presentation:class="title" presentation:user-transformed="true">
          <draw:text-box>
            <text:p text:style-name="P1"><text:span text:style-name="T1">2. index</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8" draw:style-name="gr3" draw:text-style-name="P5" draw:layer="layout" svg:width="1.376cm" svg:height="0.733cm" svg:x="0.578cm" svg:y="17.708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1.726cm" svg:height="0.759cm" svg:x="1.954cm" svg:y="17.655cm">
            <text:p text:style-name="P6"><text:span text:style-name="T3"><text:a xlink:href="../python.odp"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5" draw:layer="layout" svg:width="1.376cm" svg:height="0.733cm" svg:x="0.578cm" svg:y="15.626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1.699cm" svg:height="0.77cm" svg:x="1.954cm" svg:y="15.574cm">
            <text:p text:style-name="P6"><text:span text:style-name="T3"><text:a xlink:href="../../mlOps" xlink:type="simple">ml O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6" draw:style-name="gr3" draw:text-style-name="P5" draw:layer="layout" svg:width="1.376cm" svg:height="0.733cm" svg:x="0.578cm" svg:y="14.58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2.629cm" svg:height="0.77cm" svg:x="1.954cm" svg:y="14.533cm">
            <text:p text:style-name="P6"><text:span text:style-name="T3"><text:a xlink:href="../../introduction"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5" draw:style-name="gr3" draw:text-style-name="P5" draw:layer="layout" svg:width="1.376cm" svg:height="0.733cm" svg:x="0.578cm" svg:y="11.82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1.634cm" svg:height="0.77cm" svg:x="1.954cm" svg:y="11.774cm">
            <text:p text:style-name="P6"><text:span text:style-name="T3"><text:a xlink:href="../../events/events.pptx" xlink:type="simple">eve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CaixaDeTexto 17" draw:style-name="gr10" draw:text-style-name="P10" draw:layer="layout" svg:width="1.859cm" svg:height="0.509cm" svg:x="1.591cm" svg:y="2.252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 xlink:type="simple">_re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5" draw:layer="layout" svg:width="0.82cm" svg:height="0.831cm" svg:x="0.656cm" svg:y="2.09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CaixaDeTexto 17" draw:style-name="gr12" draw:text-style-name="P10" draw:layer="layout" svg:width="1.269cm" svg:height="0.509cm" svg:x="1.591cm" svg:y="3.286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 xlink:type="simple">_</text:a></text:span><text:span text:style-name="T4"><text:a xlink:href="../../_work" xlink:type="simple">_wor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5" draw:layer="layout" svg:width="0.82cm" svg:height="0.831cm" svg:x="0.656cm" svg:y="3.12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frame draw:name="Picture 23" draw:style-name="gr3" draw:text-style-name="P5" draw:layer="layout" svg:width="1.376cm" svg:height="0.733cm" svg:x="0.578cm" svg:y="13.688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0.94cm" svg:height="0.77cm" svg:x="1.954cm" svg:y="13.635cm">
            <text:p text:style-name="P6"><text:span text:style-name="T3"><text:a xlink:href="../../git/process.pptx" xlink:type="simple">gi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6" draw:style-name="gr3" draw:text-style-name="P5" draw:layer="layout" svg:width="1.376cm" svg:height="0.733cm" svg:x="0.578cm" svg:y="16.667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2.22cm" svg:height="0.77cm" svg:x="1.954cm" svg:y="16.614cm">
            <text:p text:style-name="P6"><text:span text:style-name="T3"><text:a xlink:href="../../mongodb/mongodb.pptx" xlink:type="simple">MongoDB</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9" draw:style-name="gr3" draw:text-style-name="P5" draw:layer="layout" svg:width="1.376cm" svg:height="0.733cm" svg:x="0.578cm" svg:y="5.463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7" draw:layer="layout" svg:width="2.588cm" svg:height="0.77cm" svg:x="1.954cm" svg:y="5.411cm">
            <text:p text:style-name="P6"><text:span text:style-name="T3"><text:a xlink:href="../../architecture/architecture.pptx" xlink:type="simple">architectur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4" draw:style-name="gr3" draw:text-style-name="P5" draw:layer="layout" svg:width="1.376cm" svg:height="0.733cm" svg:x="0.578cm" svg:y="4.423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7" draw:layer="layout" svg:width="0.802cm" svg:height="0.77cm" svg:x="1.954cm" svg:y="4.37cm">
            <text:p text:style-name="P6"><text:span text:style-name="T3"><text:a xlink:href="../../ai/ai.pptx" xlink:type="simple">a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1" draw:style-name="gr3" draw:text-style-name="P5" draw:layer="layout" svg:width="1.376cm" svg:height="0.733cm" svg:x="0.578cm" svg:y="6.504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3.012cm" svg:height="0.77cm" svg:x="1.954cm" svg:y="6.452cm">
            <text:p text:style-name="P6"><text:span text:style-name="T3"><text:a xlink:href="../../authentication/authentication.pptx" xlink:type="simple">authentic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2" draw:style-name="gr3" draw:text-style-name="P5" draw:layer="layout" svg:width="1.376cm" svg:height="0.733cm" svg:x="0.578cm" svg:y="7.545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7" draw:layer="layout" svg:width="1.541cm" svg:height="0.77cm" svg:x="1.954cm" svg:y="7.492cm">
            <text:p text:style-name="P6"><text:span text:style-name="T3"><text:a xlink:href="../../celery/celery.pptx" xlink:type="simple">celer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5" draw:style-name="gr3" draw:text-style-name="P5" draw:layer="layout" svg:width="1.376cm" svg:height="0.733cm" svg:x="0.578cm" svg:y="8.586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7" draw:layer="layout" svg:width="1.58cm" svg:height="0.77cm" svg:x="1.954cm" svg:y="8.533cm">
            <text:p text:style-name="P6"><text:span text:style-name="T3"><text:a xlink:href="../../cursor/cursor.pptx" xlink:type="simple">curso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0" draw:style-name="gr3" draw:text-style-name="P5" draw:layer="layout" svg:width="1.376cm" svg:height="0.733cm" svg:x="0.578cm" svg:y="9.626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7" draw:layer="layout" svg:width="1.829cm" svg:height="0.77cm" svg:x="1.954cm" svg:y="9.574cm">
            <text:p text:style-name="P6"><text:span text:style-name="T3"><text:a xlink:href="../../devops/devops.pptx" xlink:type="simple">dev o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3" draw:style-name="gr3" draw:text-style-name="P5" draw:layer="layout" svg:width="1.376cm" svg:height="0.733cm" svg:x="0.61cm" svg:y="12.746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7" draw:layer="layout" svg:width="1.789cm" svg:height="0.77cm" svg:x="1.986cm" svg:y="12.694cm">
            <text:p text:style-name="P6"><text:span text:style-name="T3"><text:a xlink:href="../../grafana/grafana.pptx" xlink:type="simple">grafana</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9" draw:style-name="gr3" draw:text-style-name="P5" draw:layer="layout" svg:width="1.376cm" svg:height="0.733cm" svg:x="0.578cm" svg:y="10.6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7" draw:layer="layout" svg:width="1.664cm" svg:height="0.77cm" svg:x="1.954cm" svg:y="10.547cm">
            <text:p text:style-name="P6"><text:span text:style-name="T3"><text:a xlink:href="../../docker/docker.pptx" xlink:type="simple">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3" draw:text-style-name="P4" draw:layer="layout" svg:width="0.576cm" svg:height="16.64cm" svg:x="0.449cm" svg:y="1.781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1" draw:layer="layout" svg:width="3.929cm" svg:height="0.77cm" svg:x="0.726cm" svg:y="2.058cm">
          <text:p text:style-name="P6"><text:span text:style-name="T5">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2" draw:layer="layout" svg:width="3.755cm" svg:height="1.026cm" svg:x="0.449cm" svg:y="0.514cm" presentation:class="title" presentation:user-transformed="true">
          <draw:text-box>
            <text:p text:style-name="P1"><text:span text:style-name="T6">Z. </text:span><text:span text:style-name="T7">template</text:span></text:p>
          </draw:text-box>
        </draw:frame>
        <draw:custom-shape draw:style-name="gr25" draw:text-style-name="P13" draw:layer="layout" svg:width="0.697cm" svg:height="8.56cm" svg:x="11.085cm" svg:y="1.781cm">
          <text:p text:style-name="P3"><text:span text:style-name="T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6" draw:text-style-name="P14" draw:layer="layout" svg:width="4.105cm" svg:height="0.77cm" svg:x="0.842cm" svg:y="3.499cm">
          <text:p text:style-name="P3"><text:span text:style-name="T9">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7" draw:text-style-name="P14" draw:layer="layout" svg:width="4.507cm" svg:height="1.73cm" svg:x="0.915cm" svg:y="16.792cm">
          <text:p text:style-name="P3"><text:span text:style-name="T10">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8" draw:text-style-name="P14" draw:layer="layout" svg:width="1.375cm" svg:height="1.291cm" svg:x="0.789cm" svg:y="13.697cm">
          <text:p text:style-name="P3"><text:span text:style-name="T11">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7" draw:layer="layout" svg:width="1.736cm" svg:height="2.138cm" svg:x="2.297cm" svg:y="13.139cm">
          <text:p text:style-name="P6"><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5" draw:layer="layout" svg:width="3.921cm" svg:height="0.801cm" svg:x="5.994cm" svg:y="3.457cm">
          <text:list text:style-name="L9">
            <text:list-item>
              <text:p text:style-name="P9"><text:span text:style-name="T13">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1" draw:text-style-name="P15" draw:layer="layout" svg:width="7.87cm" svg:height="2.651cm" svg:x="1.657cm" svg:y="5.047cm">
          <text:list text:style-name="L9">
            <text:list-item>
              <text:p text:style-name="P9"><text:span text:style-name="T14">A </text:span><text:span text:style-name="T15">slash</text:span><text:span text:style-name="T14"> </text:span></text:p>
            </text:list-item>
          </text:list>
          <text:list text:style-name="L10">
            <text:list-item>
              <text:list>
                <text:list-item>
                  <text:p text:style-name="P9"><text:span text:style-name="T14">followed </text:span></text:p>
                </text:list-item>
              </text:list>
            </text:list-item>
            <text:list-item>
              <text:p text:style-name="P9"><text:span text:style-name="T14">by </text:span></text:p>
              <text:list>
                <text:list-item>
                  <text:p text:style-name="P9"><text:span text:style-name="T15">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5"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33" draw:text-style-name="P7" draw:layer="layout" svg:width="4.279cm" svg:height="0.77cm" svg:x="1.28cm" svg:y="11.645cm">
            <text:p text:style-name="P6"><text:span text:style-name="T3"><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4" draw:text-style-name="P7" draw:layer="layout" svg:width="2.629cm" svg:height="0.77cm" svg:x="2.039cm" svg:y="10.48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5" draw:text-style-name="P7" draw:layer="layout" svg:width="2.946cm" svg:height="0.77cm" svg:x="1.626cm" svg:y="9.336cm">
            <text:p text:style-name="P6"><text:span text:style-name="T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1"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36"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7" draw:text-style-name="P17" draw:layer="layout" svg:width="4.628cm" svg:height="1.229cm" svg:x="0.914cm" svg:y="15.282cm">
          <text:list text:style-name="L12">
            <text:list-item>
              <text:p text:style-name="P16"><text:span text:style-name="T16">every key-frame</text:span></text:p>
            </text:list-item>
            <text:list-item>
              <text:p text:style-name="P16"><text:span text:style-name="T16">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38" draw:text-style-name="P5" draw:layer="layout" draw:line-skew="2.567cm" svg:x1="11.486cm" svg:y1="9.773cm" svg:x2="16.895cm" svg:y2="12.725cm" svg:d="M11486 9773h2705v2952h2704" svg:viewBox="0 0 5410 2953">
          <text:p/>
        </draw:connector>
        <draw:custom-shape draw:style-name="gr39" draw:text-style-name="P18" draw:layer="layout" svg:width="5.686cm" svg:height="1.235cm" svg:x="11.73cm" svg:y="7.48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15" draw:layer="layout" svg:width="2.685cm" svg:height="1.229cm" svg:x="25.323cm" svg:y="3.211cm">
          <text:list text:style-name="L12">
            <text:list-item>
              <text:p text:style-name="P9"><text:span text:style-name="T17">download </text:span></text:p>
            </text:list-item>
          </text:list>
          <text:list text:style-name="L13">
            <text:list-item>
              <text:list>
                <text:list-item>
                  <text:p text:style-name="P9"><text:span text:style-name="T1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1" draw:text-style-name="P11" draw:layer="layout" svg:width="1.125cm" svg:height="0.685cm" svg:x="23.401cm" svg:y="3.756cm">
          <text:p text:style-name="P6"><text:span text:style-name="T18">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2" draw:text-style-name="P15" draw:layer="layout" svg:width="2.685cm" svg:height="1.229cm" svg:x="28.681cm" svg:y="3.211cm">
          <text:list text:style-name="L12">
            <text:list-item>
              <text:p text:style-name="P9"><text:span text:style-name="T17">download </text:span></text:p>
            </text:list-item>
          </text:list>
          <text:list text:style-name="L13">
            <text:list-item>
              <text:list>
                <text:list-item>
                  <text:p text:style-name="P9"><text:span text:style-name="T1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4" draw:style-name="gr11"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3" draw:text-style-name="P7" draw:layer="layout" svg:width="2.056cm" svg:height="0.77cm" svg:x="5.523cm" svg:y="10.48cm">
            <text:p text:style-name="P6"><text:span text:style-name="T19"><text:a xlink:href="#Slide 3"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1"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4" draw:text-style-name="P7" draw:layer="layout" svg:width="1.371cm" svg:height="0.599cm" svg:x="1.176cm" svg:y="12.719cm">
            <text:p text:style-name="P6"><text:span text:style-name="T20"><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22</meta:editing-cycles>
    <meta:creation-date>2019-03-25T09:18:39</meta:creation-date>
    <dc:date>2025-06-19T17:48:07.978038100</dc:date>
    <meta:editing-duration>P44DT13H28M16S</meta:editing-duration>
    <meta:generator>LibreOffice/25.2.2.2$Windows_X86_64 LibreOffice_project/7370d4be9e3cf6031a51beef54ff3bda878e3fac</meta:generator>
    <meta:document-statistic meta:object-count="353"/>
    <meta:user-defined meta:name="AppVersion">16.0000</meta:user-defined>
    <meta:user-defined meta:name="PresentationFormat">Widescreen</meta:user-defined>
    <meta:user-defined meta:name="Slides" meta:value-type="float">3</meta:user-defined>
  </office:meta>
</office:document-meta>
</file>